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7296" officeooo:paragraph-rsid="00197296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97296" officeooo:paragraph-rsid="0019729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a3d4c" officeooo:paragraph-rsid="001a3d4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ff45" officeooo:paragraph-rsid="001bff4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97296" officeooo:paragraph-rsid="00197296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a3d4c" officeooo:paragraph-rsid="001a3d4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bff45" officeooo:paragraph-rsid="001bff4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97296" officeooo:paragraph-rsid="00197296" style:font-weight-asian="normal" style:font-weight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1a3d4c"/>
    </style:style>
    <style:style style:name="T3" style:family="text">
      <style:text-properties officeooo:rsid="001bff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rpretación de las partes del trabajo </text:span><text:s/></text:p>
      <text:p text:style-name="P2">Indice</text:p>
      <text:p text:style-name="P5">El indice básicamente sirve para indicar en que pagina del documento <text:s/>se encuentra desarrollado cada tema.</text:p>
      <text:p text:style-name="P2">Introducción </text:p>
      <text:p text:style-name="P5">La introducción es un resumen principal del proceso del tema o del punto al que se quiere llegar con el desarrollo del tema.</text:p>
      <text:p text:style-name="P2">Instancia a analizar.</text:p>
      <text:p text:style-name="P5"><text:span text:style-name="T2">Básicamente</text:span> la instancia que consta de la parte física y lógica que sera analizada.</text:p>
      <text:p text:style-name="P3">Misión.</text:p>
      <text:p text:style-name="P6">El objetivo de la instancia que sera analizada, esta va a depender de la instancia.</text:p>
      <text:p text:style-name="P3">Visión. </text:p>
      <text:p text:style-name="P6">La perspectiva de la instancia a analizar, esta también dependerá de la instancia.</text:p>
      <text:p text:style-name="P3">Valores.</text:p>
      <text:p text:style-name="P6">Los valores culturales mediante los cuales trabaja la empresa en el desarrollo de sus tareas.</text:p>
      <text:p text:style-name="P3">Especificación de análisis.</text:p>
      <text:p text:style-name="P6">Se especifica que de aquí en adelante sera todo relacionado con el análisis de la entidad, desde su solicitud hasta su conclusión final.</text:p>
      <text:p text:style-name="P3">Carta de solicitud de <text:span text:style-name="T3">análisis.</text:span></text:p>
      <text:p text:style-name="P6">La entidad solicita un <text:span text:style-name="T3">análisis</text:span> a la entidad competente <text:span text:style-name="T3">en esta área.</text:span></text:p>
      <text:p text:style-name="P4">Carta de respuesta de análisis.</text:p>
      <text:p text:style-name="P7">Respuesta por parte de entidad competente en análisis.</text:p>
      <text:p text:style-name="P4">Contrato de trabajo.</text:p>
      <text:p text:style-name="P7">Documento donde tanto la entidad que solicita el analisis como la entidad encargada de realizarla dejan plasmado textualmente, los acuerdos de analisis,pago, condiciones de trabajo, tiempo, etc..</text:p>
      <text:p text:style-name="P4">Factibilidad operacional.</text:p>
      <text:p text:style-name="P7">Se presenta el analisis preliminar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D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D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1:01:12.827591169</meta:creation-date>
    <dc:date>2019-02-04T15:12:22.524713918</dc:date>
    <meta:editing-duration>PT18M5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203" meta:character-count="1299" meta:non-whitespace-character-count="1114"/>
  </office:meta>
</office:document-meta>
</file>